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Clients: UoG Biology Department</text:p>
              </text:list-item>
              <text:list-item>
                <text:p>Teaching aid to help understand PCR section of Molecular Methods course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6M18S</meta:editing-duration>
    <meta:editing-cycles>2</meta:editing-cycles>
    <dc:date>2012-11-24T15:41:22</dc:date>
    <dc:creator>Ross Barnie</dc:creator>
    <meta:document-statistic meta:object-count="32"/>
    <meta:generator>LibreOffice/3.4$Unix LibreOffice_project/340m1$Build-502</meta:generator>
  </office:meta>
</office:document-meta>
</file>